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Text_20_body">
      <style:text-properties officeooo:paragraph-rsid="001e2737"/>
    </style:style>
    <style:style style:name="T1" style:family="text">
      <style:text-properties officeooo:rsid="0018bb4d"/>
    </style:style>
    <style:style style:name="T2" style:family="text">
      <style:text-properties officeooo:rsid="001af03b"/>
    </style:style>
    <style:style style:name="T3" style:family="text">
      <style:text-properties officeooo:rsid="002ae6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doop provides a command Line Interface to interact with HDFS.</text:p>
      <text:p text:style-name="Standard"/>
      <text:h text:style-name="Heading_20_1" text:outline-level="1">List all HDFS Commands.</text:h>
      <text:p text:style-name="Standard">hadoop fs or hdfs dfs</text:p>
      <text:p text:style-name="Standard"/>
      <text:h text:style-name="Heading_20_3" text:outline-level="3">Basic usage for any command.</text:h>
      <text:p text:style-name="Standard">hadoop fs -usage ls</text:p>
      <text:p text:style-name="Standard"/>
      <text:h text:style-name="Heading_20_3" text:outline-level="3">Full detailed information for any commands. </text:h>
      <text:p text:style-name="Standard">hadoop fs -help ls</text:p>
      <text:h text:style-name="Heading_20_1" text:outline-level="1"/>
      <text:h text:style-name="Heading_20_1" text:outline-level="1">Get data files from GitHub to our Unix System</text:h>
      <text:p text:style-name="Standard">git clone https://github.com/sibaramKumar/dataFiles</text:p>
      <text:p text:style-name="Standard"/>
      <text:h text:style-name="Heading_20_3" text:outline-level="3">#Rename the Folder </text:h>
      <text:p text:style-name="Standard">cd dataFiles</text:p>
      <text:p text:style-name="Standard"/>
      <text:h text:style-name="Heading_20_3" text:outline-level="3">### Unzip the Files</text:h>
      <text:p text:style-name="Standard">sudo apt install unzip</text:p>
      <text:p text:style-name="Standard">unzip SalesData.zip</text:p>
      <text:p text:style-name="Standard">ls –lrt</text:p>
      <text:p text:style-name="Standard">rm SalesData.zip</text:p>
      <text:p text:style-name="Standard"/>
      <text:h text:style-name="Heading_20_3" text:outline-level="3">### Create a Folder at HDFS</text:h>
      <text:p text:style-name="Standard">hadoop fs -mkdir -p practice/retail_db/</text:p>
      <text:p text:style-name="Standard"/>
      <text:h text:style-name="Heading_20_3" text:outline-level="3">### Copy the Files from Local to HDFS</text:h>
      <text:p text:style-name="Standard">hadoop fs -put dataFiles/* practice/retail_db/</text:p>
      <text:p text:style-name="Standard"/>
      <text:h text:style-name="Heading_20_1" text:outline-level="1">List and Sort Files and Directories</text:h>
      <text:h text:style-name="Heading_20_3" text:outline-level="3">Command – ls</text:h>
      <text:p text:style-name="Standard">hadoop fs -ls practice/retail_db</text:p>
      <text:p text:style-name="Standard"/>
      <text:p text:style-name="Standard">### Using Pattern</text:p>
      <text:p text:style-name="Standard">hadoop fs -ls practice/retail_db/ord*</text:p>
      <text:p text:style-name="Standard"/>
      <text:p text:style-name="Standard">### -R : Recursively list the contents of directories.</text:p>
      <text:p text:style-name="Standard"><text:soft-page-break/>hadoop fs -ls -R practice/retail_db</text:p>
      <text:p text:style-name="Standard"/>
      <text:p text:style-name="Standard">### -C : Display the paths of files and directories only.</text:p>
      <text:p text:style-name="Standard">hadoop fs -ls -C practice/retail_db</text:p>
      <text:p text:style-name="Standard"/>
      <text:p text:style-name="Standard">### –r : Reverse the order of the sort.</text:p>
      <text:p text:style-name="Standard">hadoop fs -ls -r practice/retail_db</text:p>
      <text:p text:style-name="Standard"/>
      <text:p text:style-name="Standard">### –S : Sort files by size.</text:p>
      <text:p text:style-name="Standard">hadoop fs -ls -S practice/retail_db</text:p>
      <text:p text:style-name="Standard"/>
      <text:p text:style-name="Standard">### –t : Sort files by modification time (most recent first).</text:p>
      <text:p text:style-name="Standard">hadoop fs -ls -t practice/retail_db</text:p>
      <text:p text:style-name="Standard"/>
      <text:h text:style-name="Heading_20_1" text:outline-level="1">Create or Remove Directories</text:h>
      <text:p text:style-name="Standard"/>
      <text:h text:style-name="Heading_20_3" text:outline-level="3">### rmdir : Remove a directory if it is empty.</text:h>
      <text:p text:style-name="Standard">hadoop fs -rmdir practice/temp</text:p>
      <text:p text:style-name="Standard">hadoop fs -rmdir --ignore-fail-on-non-empty practice/temp #Supress the Error</text:p>
      <text:p text:style-name="Standard"/>
      <text:h text:style-name="Heading_20_3" text:outline-level="3">### rm: Delete Files and Directories</text:h>
      <text:p text:style-name="Standard">hadoop fs -rm -r practice/retail_db <text:s/>#Remove all the files in a directory recursively.</text:p>
      <text:p text:style-name="Standard">hadoop fs -rm sample.txt #Remove a file.</text:p>
      <text:p text:style-name="Standard"/>
      <text:p text:style-name="Standard">hadoop fs -rm -f sample.txt #Remove a file. #No Error even if File does not exist</text:p>
      <text:p text:style-name="Standard">echo $?</text:p>
      <text:p text:style-name="Standard"/>
      <text:p text:style-name="Standard">hadoop fs -rm -f sample.txt</text:p>
      <text:p text:style-name="Standard">echo $?</text:p>
      <text:p text:style-name="Standard"/>
      <text:p text:style-name="Standard">### mkdir : Create a Folder</text:p>
      <text:p text:style-name="Standard">hadoop fs -mkdir practice/retail_db</text:p>
      <text:p text:style-name="Standard">hadoop fs mkdir -p practice/retail_db/1/2/3</text:p>
      <text:p text:style-name="Standard"/>
      <text:h text:style-name="Heading_20_1" text:outline-level="1">Copy Data from HDFS to Local System</text:h>
      <text:p text:style-name="P1"/>
      <text:p text:style-name="Standard">### Command - copyToLocal or get</text:p>
      <text:p text:style-name="Standard">hadoop fs -get practice/retail_db/orders .</text:p>
      <text:p text:style-name="Standard"/>
      <text:p text:style-name="Standard">### Error if the destination path already exists. To overwrite use –f flag.</text:p>
      <text:p text:style-name="Standard">hadoop fs -get practice/retail_db/orders .</text:p>
      <text:p text:style-name="Standard">hadoop fs -get –f practice/retail_db/orders .</text:p>
      <text:p text:style-name="Standard"/>
      <text:p text:style-name="Standard">### -p flag to preserves access and <text:s/>modification times, ownership and the mode.</text:p>
      <text:p text:style-name="Standard">hadoop fs -get -p practice/retail_db/orders .</text:p>
      <text:p text:style-name="Standard"/>
      <text:p text:style-name="Standard"><text:soft-page-break/>### To Only copy the files with out folder use a pattern.</text:p>
      <text:p text:style-name="Standard">hadoop fs -get practice/retail_db/orders/* .</text:p>
      <text:p text:style-name="Standard"/>
      <text:p text:style-name="Standard">### </text:p>
      <text:p text:style-name="Standard">When copying multiple files, the destination must be a directory.</text:p>
      <text:p text:style-name="Standard">mkdir copyHere</text:p>
      <text:p text:style-name="Standard">hadoop fs -get practice/retail_db/orders/* practice/sample.txt copyHere</text:p>
      <text:p text:style-name="Standard"/>
      <text:h text:style-name="Heading_20_1" text:outline-level="1">Copy Data from Local to HDFS</text:h>
      <text:p text:style-name="Standard"/>
      <text:p text:style-name="Standard">### Command - copyFromLocal or put</text:p>
      <text:p text:style-name="Standard">hadoop fs -mkdir –p practice/retail_db </text:p>
      <text:p text:style-name="Standard">hadoop fs -put dataFiles/* practice/retail_db/</text:p>
      <text:p text:style-name="Standard"/>
      <text:p text:style-name="Standard">hadoop fs -mkdir –p practice/retail_db1 </text:p>
      <text:p text:style-name="Standard">hadoop fs -put dataFiles practice/retail_db1/ <text:s/>#Creates a subfolder dataFiles under retail_db</text:p>
      <text:p text:style-name="Standard"/>
      <text:p text:style-name="Standard">### Error if the destination path already exists. To overwrite use –f flag.</text:p>
      <text:p text:style-name="Standard">hadoop fs -put -f dataFiles/* practice/retail_db/</text:p>
      <text:p text:style-name="Standard"/>
      <text:p text:style-name="Standard">### -p flag to Preserves timestamps, ownership and the mode.</text:p>
      <text:p text:style-name="Standard">hadoop fs -put -p dataFiles/* practice/retail_db/</text:p>
      <text:p text:style-name="Standard"/>
      <text:p text:style-name="Standard">### We can also copy multiple files.</text:p>
      <text:p text:style-name="Standard">hadoop fs -put -f dataFiles/* sample.txt practice/retail_db/</text:p>
      <text:p text:style-name="Standard"><text:s/></text:p>
      <text:h text:style-name="Heading_20_1" text:outline-level="1"><text:span text:style-name="T2">S</text:span>howing Data in HDFS</text:h>
      <text:p text:style-name="Text_20_body">### head</text:p>
      <text:p text:style-name="Text_20_body">hadoop fs -head practice/retail_db/orders/part-00000</text:p>
      <text:p text:style-name="Text_20_body"/>
      <text:p text:style-name="Text_20_body">### tail</text:p>
      <text:p text:style-name="Text_20_body">hadoop fs -tail practice/retail_db/orders/part-00000</text:p>
      <text:p text:style-name="Text_20_body"/>
      <text:p text:style-name="Text_20_body">### cat</text:p>
      <text:p text:style-name="Text_20_body">hadoop fs -cat practice/retail_db/orders/part-00000</text:p>
      <text:p text:style-name="Text_20_body"/>
      <text:p text:style-name="Text_20_body">### HDFS cat Command with Unix head Command</text:p>
      <text:p text:style-name="Text_20_body">hadoop fs -cat practice/retail_db/orders/part-00000 | head -10</text:p>
      <text:p text:style-name="Text_20_body">hadoop fs -cat practice/retail_db/orders/part-00000 | head -5</text:p>
      <text:p text:style-name="P2"/>
      <text:p text:style-name="Text_20_body"><text:soft-page-break/>### HDFS cat Command with Unix tail Command</text:p>
      <text:p text:style-name="Text_20_body">hadoop fs -cat practice/retail_db/orders/part-00000 | tail -10</text:p>
      <text:p text:style-name="Text_20_body">hadoop fs -cat practice/retail_db/orders/part-00000 | tail -5</text:p>
      <text:p text:style-name="Text_20_body"/>
      <text:h text:style-name="Heading_20_1" text:outline-level="1">Knowing Statistics in HDFS</text:h>
      <text:p text:style-name="Text_20_body">### Stat Command</text:p>
      <text:p text:style-name="Text_20_body"># default or %y - Modification Time</text:p>
      <text:p text:style-name="Text_20_body">hadoop fs -stat practice/retail_db/order_items/part-00000</text:p>
      <text:p text:style-name="Text_20_body">hadoop fs -stat %y practice/retail_db/order_items/part-00000</text:p>
      <text:p text:style-name="Text_20_body"/>
      <text:p text:style-name="Text_20_body"># %b - File Size in Bythadoop fs es</text:p>
      <text:p text:style-name="Text_20_body">hadoop fs -stat %b practice/retail_db/order_items/part-00000</text:p>
      <text:p text:style-name="Text_20_body"/>
      <text:p text:style-name="Text_20_body"># %F - Type of object.</text:p>
      <text:p text:style-name="Text_20_body">hadoop fs -stat %F practice/retail_db/order_items/part-00000</text:p>
      <text:p text:style-name="Text_20_body">hadoop fs -stat %F practice/retail_db/order_items</text:p>
      <text:p text:style-name="Text_20_body"/>
      <text:p text:style-name="Text_20_body"># %o - Block Size</text:p>
      <text:p text:style-name="Text_20_body">hadoop fs -stat %o practice/retail_db/order_items/part-00000</text:p>
      <text:p text:style-name="Text_20_body"/>
      <text:p text:style-name="Text_20_body"># %r - Replication</text:p>
      <text:p text:style-name="Text_20_body">hadoop fs -stat %r practice/retail_db/order_items/part-00000</text:p>
      <text:p text:style-name="Text_20_body"/>
      <text:p text:style-name="Text_20_body"># %u - User Name</text:p>
      <text:p text:style-name="Text_20_body">hadoop fs -stat %u practice/retail_db/order_items/part-00000</text:p>
      <text:p text:style-name="Text_20_body"/>
      <text:p text:style-name="Text_20_body"># %a - File Permission in Octal</text:p>
      <text:p text:style-name="Text_20_body">hadoop fs -stat %a practice/retail_db/order_items/part-00000</text:p>
      <text:p text:style-name="Text_20_body"/>
      <text:p text:style-name="Text_20_body"># %A - File Permission in Symbolic</text:p>
      <text:p text:style-name="Text_20_body">hadoop fs -stat %A practice/retail_db/order_items/part-00000</text:p>
      <text:h text:style-name="Heading_20_1" text:outline-level="1"><text:soft-page-break/>Knowing Storage in HDFS File System</text:h>
      <text:p text:style-name="Text_20_body"/>
      <text:p text:style-name="Text_20_body">### df </text:p>
      <text:p text:style-name="Text_20_body">hadoop fs -help df</text:p>
      <text:p text:style-name="Text_20_body">hadoop fs -df</text:p>
      <text:p text:style-name="Text_20_body">hadoop fs -df -h <text:s/>#For Human Redable Format</text:p>
      <text:p text:style-name="Text_20_body"/>
      <text:p text:style-name="Text_20_body">### du</text:p>
      <text:p text:style-name="Text_20_body">hadoop fs -help du</text:p>
      <text:p text:style-name="Text_20_body">hadoop fs -du practice/retail_db</text:p>
      <text:p text:style-name="Text_20_body"/>
      <text:p text:style-name="Text_20_body">-v : Displays with Header</text:p>
      <text:p text:style-name="Text_20_body">hadoop fs -du -v practice/retail_db</text:p>
      <text:p text:style-name="Text_20_body"/>
      <text:p text:style-name="Text_20_body">-h :Readable Format</text:p>
      <text:p text:style-name="Text_20_body">hadoop fs -du -h practice/retail_db</text:p>
      <text:p text:style-name="Text_20_body"/>
      <text:p text:style-name="Text_20_body">-s : Summary of total size</text:p>
      <text:p text:style-name="Text_20_body">hadoop fs -du -s practice/retail_db</text:p>
      <text:p text:style-name="Text_20_body"/>
      <text:h text:style-name="Heading_20_1" text:outline-level="1">HDFS MetaData</text:h>
      <text:p text:style-name="Text_20_body">###fsck Command Help</text:p>
      <text:p text:style-name="Text_20_body">hadoop fsck -help</text:p>
      <text:p text:style-name="Text_20_body"/>
      <text:p text:style-name="Text_20_body">### Print a High Level Report.</text:p>
      <text:p text:style-name="Text_20_body">hadoop fsck practice/retail_db</text:p>
      <text:p text:style-name="Text_20_body"/>
      <text:p text:style-name="Text_20_body">### -files --&gt;Print a detailed file level report.</text:p>
      <text:p text:style-name="Text_20_body">hadoop fsck practice/retail_db -files</text:p>
      <text:p text:style-name="Text_20_body"/>
      <text:p text:style-name="Text_20_body">### -files -blocks --&gt; Print a detailed file and block report.</text:p>
      <text:p text:style-name="Text_20_body"><text:soft-page-break/>hadoop fsck practice/retail_db -files -blocks</text:p>
      <text:p text:style-name="Text_20_body"/>
      <text:p text:style-name="Text_20_body">### -files -blocks -locations --&gt; Print out locations for every block</text:p>
      <text:p text:style-name="Text_20_body">hadoop fsck practice/retail_db -files -blocks –locations</text:p>
      <text:p text:style-name="Text_20_body"/>
      <text:p text:style-name="Text_20_body">### -files -blocks -racks --&gt; Print out Rack level Informatin</text:p>
      <text:h text:style-name="Heading_20_1" text:outline-level="1">File Permission in HDFS</text:h>
      <text:p text:style-name="Text_20_body"/>
      <text:p text:style-name="Text_20_body">### Chmod</text:p>
      <text:p text:style-name="Text_20_body">#Octal Format</text:p>
      <text:p text:style-name="Text_20_body">hadoop fs -chmod 755 practice/retail_db/orders/part-00000</text:p>
      <text:p text:style-name="Text_20_body"/>
      <text:p text:style-name="Text_20_body">#Symbolic Format</text:p>
      <text:p text:style-name="Text_20_body">hadoop fs -chmod g+w practice/retail_db/orders/part-00000</text:p>
      <text:p text:style-name="Text_20_body"/>
      <text:h text:style-name="Heading_20_1" text:outline-level="1">Modify Properties<text:span text:style-name="T3">(block size replication)</text:span> in HDFS</text:h>
      <text:p text:style-name="Text_20_body"/>
      <text:p text:style-name="Text_20_body">1.Change Properties in hdfs-site.xml or core-site.xml.</text:p>
      <text:p text:style-name="Text_20_body"/>
      <text:p text:style-name="Text_20_body">2.Using -D option or --conf option.</text:p>
      <text:p text:style-name="Text_20_body"/>
      <text:p text:style-name="Text_20_body">##### Using -D Option.</text:p>
      <text:p text:style-name="Text_20_body"/>
      <text:p text:style-name="Text_20_body">### Copy the file sample1.txt.</text:p>
      <text:p text:style-name="Text_20_body">hadoop fs -put sample1.txt practice/retail_db</text:p>
      <text:p text:style-name="Text_20_body"/>
      <text:p text:style-name="Text_20_body">### Check the statistics.</text:p>
      <text:p text:style-name="Text_20_body"># Check the Replication.</text:p>
      <text:p text:style-name="Text_20_body">hadoop fs -stat %r practice/retail_db/sample1.txt</text:p>
      <text:p text:style-name="Text_20_body"># Check the Block Size</text:p>
      <text:p text:style-name="Text_20_body"><text:soft-page-break/>hadoop fs -stat %o practice/retail_db/sample1.txt</text:p>
      <text:p text:style-name="Text_20_body"/>
      <text:p text:style-name="Text_20_body"># Copy the file sample1.txt using different replication and block size.</text:p>
      <text:p text:style-name="Text_20_body">hdfs dfs -Ddfs.blocksize=64M -Ddfs.replication=3 -put -f sample1.txt practice/retail_db</text:p>
      <text:p text:style-name="Text_20_body"/>
      <text:p text:style-name="Text_20_body"># Check the Statistics - Replication</text:p>
      <text:p text:style-name="Text_20_body">hadoop fs -stat %r practice/retail_db/sample1.txt</text:p>
      <text:p text:style-name="Text_20_body"># Check the Statistics - Block Size</text:p>
      <text:p text:style-name="Text_20_body">hadoop fs -stat %o practice/retail_db/sample1.txt</text:p>
      <text:p text:style-name="Text_20_body"/>
      <text:p text:style-name="Text_20_body">##### Using --conf</text:p>
      <text:p text:style-name="Text_20_body">### Copy a file sample2.txt.</text:p>
      <text:p text:style-name="Text_20_body">hadoop fs -put sample2.txt practice/retail_db</text:p>
      <text:p text:style-name="Text_20_body"/>
      <text:p text:style-name="Text_20_body">### Check the statistics</text:p>
      <text:p text:style-name="Text_20_body"># Check the Replication</text:p>
      <text:p text:style-name="Text_20_body">hadoop fs -stat %r practice/retail_db/sample2.txt</text:p>
      <text:p text:style-name="Text_20_body"/>
      <text:p text:style-name="Text_20_body"># Copy the File using --conf</text:p>
      <text:p text:style-name="Text_20_body">hdfs dfs --conf hdfs-override.xml -put -f sample2.txt practice/retail_db</text:p>
      <text:p text:style-name="Text_20_body"/>
      <text:p text:style-name="Text_20_body"># Check the Replication</text:p>
      <text:p text:style-name="Text_20_body">hadoop fs -stat %r practice/retail_db/sample2.txt</text:p>
      <text:p text:style-name="Text_20_body"/>
      <text:p text:style-name="Text_20_body">3. Change after copying the Files in HDFS (setRep)</text:p>
      <text:p text:style-name="Text_20_body">### Copy a file:</text:p>
      <text:p text:style-name="Text_20_body">hadoop fs -put sample3.txt practice/retail_db</text:p>
      <text:p text:style-name="Text_20_body"/>
      <text:p text:style-name="Text_20_body">### Check Replication.</text:p>
      <text:p text:style-name="Text_20_body">hadoop fs -stat %r practice/retail_db/sample3.txt</text:p>
      <text:p text:style-name="Text_20_body"/>
      <text:p text:style-name="Text_20_body">### Change Replication using setrep</text:p>
      <text:p text:style-name="Text_20_body"><text:soft-page-break/>hdfs dfs -setrep 2 practice/retail_db/sample3.txt</text:p>
      <text:p text:style-name="Text_20_body"/>
      <text:p text:style-name="Text_20_body">### Check Replication</text:p>
      <text:p text:style-name="Text_20_body">hadoop fs -stat %r practice/retail_db/sample3.txt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22:11:53.939145797</meta:creation-date>
    <dc:date>2022-01-29T22:57:29.325578552</dc:date>
    <meta:editing-duration>PT45M2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8" meta:paragraph-count="177" meta:word-count="985" meta:character-count="6755" meta:non-whitespace-character-count="5943"/>
  </office:meta>
</office:document-meta>
</file>